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2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94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7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37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53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99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draw:stroke-linejoin="miter" draw:fill="solid" draw:fill-color="#ff3333" draw:opacity="0%"/>
    </style:style>
    <style:style style:name="gr12" style:family="graphic" style:parent-style-name="standard">
      <style:graphic-properties draw:stroke="none" svg:stroke-width="0.035cm" draw:stroke-linejoin="miter" draw:fill="solid" draw:fill-color="#ff3333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0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148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objectwithoutfill">
      <style:graphic-properties draw:stroke="soli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3333" draw:opacity="0%"/>
    </style:style>
    <style:style style:name="P6" style:family="paragraph">
      <loext:graphic-properties draw:fill="solid" draw:fill-color="#ff3333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0.756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!= null$§svg§600§TRUE§</svg:desc>
          <draw:polygon draw:style-name="gr2" draw:text-style-name="P2" draw:layer="layout" svg:width="9.837cm" svg:height="0.632cm" svg:x="17.574cm" svg:y="-7.387cm" svg:viewBox="0 0 9838 633" draw:points="4919,633 0,633 0,0 9838,0 9838,633">
            <text:p/>
          </draw:polygon>
          <draw:path draw:style-name="gr3" draw:text-style-name="P3" draw:layer="layout" svg:width="0.478cm" svg:height="0.457cm" svg:x="17.601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21cm" svg:y="-7.341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47cm" svg:y="-7.357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282cm" svg:y="-7.341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25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7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0.88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15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572cm" svg:y="-6.992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1.91cm" svg:y="-6.99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153cm" svg:y="-6.99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787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432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12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24.03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298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4.815cm" svg:y="-7.38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4.967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191cm" svg:y="-7.364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541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226cm" svg:y="-7.182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25cm" svg:y="-7.182cm" svg:viewBox="0 0 346 304" svg:d="M215 260c7 27 32 44 60 44 23 0 38-15 50-36 11-25 21-66 21-66 0-8-8-8-10-8-5 0-7 4-9 13-8 36-21 82-50 82-13 0-21-8-21-30 0-16 8-46 14-71l19-72c2-10 9-36 11-46 4-15 10-40 10-45 0-12-10-17-19-17-4 0-21 0-27 22-13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015cm" svg:y="-7.349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228cm" svg:y="-7.349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4" draw:text-style-name="P1" xml:id="id2" draw:id="id2" draw:layer="layout" svg:width="10.84cm" svg:height="1.27cm" svg:x="17.354cm" svg:y="5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', P'' != null$§svg§600§TRUE§</svg:desc>
          <draw:polygon draw:style-name="gr2" draw:text-style-name="P2" draw:layer="layout" svg:width="10.177cm" svg:height="0.632cm" svg:x="17.597cm" svg:y="5.488cm" svg:viewBox="0 0 10178 633" draw:points="5090,633 0,633 0,0 10178,0 10178,633">
            <text:p/>
          </draw:polygon>
          <draw:path draw:style-name="gr3" draw:text-style-name="P3" draw:layer="layout" svg:width="0.478cm" svg:height="0.457cm" svg:x="17.624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44cm" svg:y="5.534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7cm" svg:y="5.518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305cm" svg:y="5.534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48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9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873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21.095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359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783cm" svg:y="5.88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121cm" svg:y="5.88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364cm" svg:y="5.88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999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64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021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4.175cm" svg:y="5.48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01cm" svg:x="24.397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663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5.178cm" svg:y="5.4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25.332cm" svg:y="5.48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554cm" svg:y="5.511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905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589cm" svg:y="5.693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88cm" svg:y="5.693cm" svg:viewBox="0 0 346 304" svg:d="M215 260c7 27 32 44 60 44 23 0 38-15 50-36 11-25 21-66 21-66 0-8-8-8-10-8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38cm" svg:y="5.526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591cm" svg:y="5.526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5" draw:text-style-name="P1" xml:id="id5" draw:id="id5" draw:layer="layout" svg:width="10.474cm" svg:height="1.27cm" svg:x="23.44cm" svg:y="11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', P_{new} = p'', p'' != null$§svg§600§TRUE§</svg:desc>
          <draw:polygon draw:style-name="gr2" draw:text-style-name="P2" draw:layer="layout" svg:width="10.147cm" svg:height="0.632cm" svg:x="23.734cm" svg:y="12.369cm" svg:viewBox="0 0 10148 633" draw:points="5073,633 0,633 0,0 10148,0 10148,633">
            <text:p/>
          </draw:polygon>
          <draw:path draw:style-name="gr3" draw:text-style-name="P3" draw:layer="layout" svg:width="0.478cm" svg:height="0.457cm" svg:x="23.761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4.281cm" svg:y="12.41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007cm" svg:y="12.39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5.442cm" svg:y="12.415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5.986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6.63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7.01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7.162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27.386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7.65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074cm" svg:y="12.76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8.412cm" svg:y="12.76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8.655cm" svg:y="12.76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29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9.934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312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30.466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30.688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30.907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1.285cm" svg:y="12.36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31.439cm" svg:y="12.36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31.661cm" svg:y="12.392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32.01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2.696cm" svg:y="12.574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33.095cm" svg:y="12.574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487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3.698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6.93cm" svg:y1="-7.009cm" svg:x2="17.354cm" svg:y2="5.657cm" draw:start-shape="id1" draw:start-glue-point="3" draw:end-shape="id2" draw:end-glue-point="3" svg:d="M16930-7009c-777 0-989 12666 424 12666" svg:viewBox="0 0 1036 12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238cm" svg:y="8.605cm" svg:viewBox="0 0 3844 519" draw:points="1923,519 0,519 0,0 3844,0 3844,519">
            <text:p/>
          </draw:polygon>
          <draw:path draw:style-name="gr3" draw:text-style-name="P3" draw:layer="layout" svg:width="0.314cm" svg:height="0.417cm" svg:x="23.255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605cm" svg:y="8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954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401cm" svg:y="8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652cm" svg:y="8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996cm" svg:y="8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368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737cm" svg:y="8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092cm" svg:y="8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419cm" svg:y="8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767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6" draw:text-style-name="P4" draw:layer="layout" draw:type="curve" draw:line-skew="0cm -0.558cm" svg:x1="16.93cm" svg:y1="-7.009cm" svg:x2="22.308cm" svg:y2="-7.644cm" draw:start-shape="id1" draw:start-glue-point="3" draw:end-shape="id1" draw:end-glue-point="0" svg:d="M16930-7009c-777 0-648-856 891-1418s4487-831 4487 783" svg:viewBox="0 0 5845 185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9.629cm" svg:y="3.102cm" svg:viewBox="0 0 1125 598" draw:points="563,598 0,598 0,0 1125,0 1125,598">
            <text:p/>
          </draw:polygon>
          <draw:path draw:style-name="gr3" draw:text-style-name="P3" draw:layer="layout" svg:width="0.305cm" svg:height="0.409cm" svg:x="29.65cm" svg:y="3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1cm" svg:y="3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0.33cm" svg:y="3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0.636cm" svg:y="3.288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svg:x1="28.194cm" svg:y1="5.657cm" svg:x2="29.308cm" svg:y2="-0.856cm" draw:start-shape="id2" draw:start-glue-point="1" draw:end-shape="id3" draw:end-glue-point="2" svg:d="M28194 5657c743 0 1114-2171 1114-6513" svg:viewBox="0 0 1115 6514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238cm" svg:y="9.307cm" svg:viewBox="0 0 3889 564" draw:points="1945,564 0,564 0,0 3889,0 3889,564">
            <text:p/>
          </draw:polygon>
          <draw:path draw:style-name="gr3" draw:text-style-name="P3" draw:layer="layout" svg:width="0.314cm" svg:height="0.417cm" svg:x="23.255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605cm" svg:y="9.3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954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401cm" svg:y="9.3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661cm" svg:y="9.3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085cm" svg:y="9.6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423cm" svg:y="9.6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666cm" svg:y="9.6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137cm" svg:y="9.3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464cm" svg:y="9.5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12cm" svg:y="9.3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4.7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4.7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0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5.4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743cm" svg:y="-5.99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4" draw:id="id4" draw:layer="layout" svg:width="12.406cm" svg:height="1.27cm" svg:x="0.294cm" svg:y="1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= null$§svg§600§TRUE§</svg:desc>
          <draw:polygon draw:style-name="gr2" draw:text-style-name="P2" draw:layer="layout" svg:width="11.781cm" svg:height="0.668cm" svg:x="0.558cm" svg:y="1.66cm" svg:viewBox="0 0 11782 669" draw:points="5892,669 0,669 0,0 11782,0 11782,669">
            <text:p/>
          </draw:polygon>
          <draw:path draw:style-name="gr3" draw:text-style-name="P3" draw:layer="layout" svg:width="0.478cm" svg:height="0.457cm" svg:x="0.585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05cm" svg:y="1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.831cm" svg:y="1.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66cm" svg:y="1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84cm" svg:y="1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29cm" svg:y="1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3.452cm" svg:y="1.66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1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3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4.347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25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4.94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6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44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5.698cm" svg:y="1.658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238cm" svg:height="0.668cm" svg:x="5.91cm" svg:y="1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6.636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58cm" svg:y="2.05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96cm" svg:y="2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39cm" svg:y="2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74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18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32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9.549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29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0.081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10.47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54cm" svg:y="1.865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53cm" svg:y="1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45cm" svg:y="1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12.156cm" svg:y="1.698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</draw:g>
        <draw:connector draw:style-name="gr6" draw:text-style-name="P4" draw:layer="layout" draw:type="curve" svg:x1="16.93cm" svg:y1="-7.009cm" svg:x2="12.7cm" svg:y2="1.987cm" draw:start-shape="id1" draw:start-glue-point="3" draw:end-shape="id4" draw:end-glue-point="1" svg:d="M16930-7009c-3172 0-1058 8996-4230 8996" svg:viewBox="0 0 4231 8997">
          <text:p/>
        </draw:connector>
        <draw:connector draw:style-name="gr6" draw:text-style-name="P4" draw:layer="layout" draw:type="curve" draw:line-skew="0.152cm -0.066cm" svg:x1="22.774cm" svg:y1="6.292cm" svg:x2="28.194cm" svg:y2="5.657cm" draw:start-shape="id2" draw:start-glue-point="2" draw:end-shape="id2" draw:end-glue-point="1" svg:d="M22774 6292c0 1005 2936 838 4461 428s1637-1063 959-1063" svg:viewBox="0 0 5817 1385">
          <text:p/>
        </draw:connector>
        <draw:connector draw:style-name="gr6" draw:text-style-name="P4" draw:layer="layout" draw:type="curve" svg:x1="22.774cm" svg:y1="6.292cm" svg:x2="23.44cm" svg:y2="12.619cm" draw:start-shape="id2" draw:start-glue-point="2" draw:end-shape="id5" draw:end-glue-point="3" svg:d="M22774 6292c0 4218 222 6327 666 6327" svg:viewBox="0 0 667 63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6.738cm" svg:y="-5.675cm" svg:viewBox="0 0 3844 519" draw:points="1923,519 0,519 0,0 3844,0 3844,519">
            <text:p/>
          </draw:polygon>
          <draw:path draw:style-name="gr3" draw:text-style-name="P3" draw:layer="layout" svg:width="0.314cm" svg:height="0.417cm" svg:x="16.755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62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7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8.152cm" svg:y="-5.62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62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62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9.592cm" svg:y="-5.67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9.919cm" svg:y="-5.4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267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6.738cm" svg:y="-4.873cm" svg:viewBox="0 0 3889 564" draw:points="1945,564 0,564 0,0 3889,0 3889,564">
            <text:p/>
          </draw:polygon>
          <draw:path draw:style-name="gr3" draw:text-style-name="P3" draw:layer="layout" svg:width="0.314cm" svg:height="0.417cm" svg:x="16.755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7.105cm" svg:y="-4.82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7.454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7.901cm" svg:y="-4.87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8.161cm" svg:y="-4.86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51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51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5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9.637cm" svg:y="-4.87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9.964cm" svg:y="-4.6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312cm" svg:y="-4.826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7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7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7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7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9.631cm" svg:y="4.102cm" svg:viewBox="0 0 1271 598" draw:points="635,598 0,598 0,0 1271,0 1271,598">
            <text:p/>
          </draw:polygon>
          <draw:path draw:style-name="gr3" draw:text-style-name="P3" draw:layer="layout" svg:width="0.305cm" svg:height="0.409cm" svg:x="29.652cm" svg:y="4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2cm" svg:y="4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0.332cm" svg:y="4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0.638cm" svg:y="4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0.784cm" svg:y="4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4.7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4.7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1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5.4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916cm" svg:y="-5.167cm" svg:viewBox="0 0 95 177" svg:d="M91 32c0 0 4-7 4-13 0-11-11-19-21-19-15 0-19 11-21 15l-51 146c-2 4-2 6-2 6 0 6 15 10 15 10 2 0 4-2 6-6z">
            <text:p/>
          </draw:path>
        </draw:g>
        <draw:custom-shape draw:style-name="gr8" draw:text-style-name="P1" xml:id="id6" draw:id="id6" draw:layer="layout" svg:width="9.906cm" svg:height="1.27cm" svg:x="17.354cm" svg:y="17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= null$§svg§600§TRUE§</svg:desc>
          <draw:polygon draw:style-name="gr2" draw:text-style-name="P2" draw:layer="layout" svg:width="9.655cm" svg:height="0.632cm" svg:x="17.449cm" svg:y="18.068cm" svg:viewBox="0 0 9656 633" draw:points="4828,633 0,633 0,0 9656,0 9656,633">
            <text:p/>
          </draw:polygon>
          <draw:path draw:style-name="gr3" draw:text-style-name="P3" draw:layer="layout" svg:width="0.478cm" svg:height="0.457cm" svg:x="17.476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996cm" svg:y="18.11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8.722cm" svg:y="18.09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157cm" svg:y="18.114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19.70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34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725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0.947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211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635cm" svg:y="18.463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1.973cm" svg:y="18.46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216cm" svg:y="18.46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2.85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49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73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4.095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4.314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692cm" svg:y="18.06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4.846cm" svg:y="18.06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25.233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5.917cm" svg:y="18.27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318cm" svg:y="18.27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6.708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6.921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8.677cm" svg:y1="13.254cm" svg:x2="27.26cm" svg:y2="18.319cm" draw:start-shape="id5" draw:start-glue-point="2" draw:end-shape="id6" draw:end-glue-point="1" svg:d="M28677 13254c0 3377-472 5065-1417 5065" svg:viewBox="0 0 1418 50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7.13cm" svg:y="13.984cm" svg:viewBox="0 0 1125 598" draw:points="563,598 0,598 0,0 1125,0 1125,598">
            <text:p/>
          </draw:polygon>
          <draw:path draw:style-name="gr3" draw:text-style-name="P3" draw:layer="layout" svg:width="0.305cm" svg:height="0.409cm" svg:x="27.151cm" svg:y="13.9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2cm" svg:y="13.9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7.831cm" svg:y="14.2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8.137cm" svg:y="14.1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7.132cm" svg:y="14.884cm" svg:viewBox="0 0 1271 598" draw:points="635,598 0,598 0,0 1271,0 1271,598">
            <text:p/>
          </draw:polygon>
          <draw:path draw:style-name="gr3" draw:text-style-name="P3" draw:layer="layout" svg:width="0.305cm" svg:height="0.409cm" svg:x="27.153cm" svg:y="14.8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3cm" svg:y="14.88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7.833cm" svg:y="15.18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8.139cm" svg:y="15.0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8.285cm" svg:y="15.07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1.054cm" svg:x1="28.677cm" svg:y1="13.254cm" svg:x2="33.914cm" svg:y2="12.619cm" draw:start-shape="id5" draw:start-glue-point="2" draw:end-shape="id5" draw:end-glue-point="1" svg:d="M28677 13254c0 2358 2878 1965 4381 1217s1633-1852 856-1852" svg:viewBox="0 0 5706 2431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531cm" svg:y="16.184cm" svg:viewBox="0 0 977 598" draw:points="489,598 0,598 0,0 977,0 977,598">
            <text:p/>
          </draw:polygon>
          <draw:path draw:style-name="gr3" draw:text-style-name="P3" draw:layer="layout" svg:width="0.305cm" svg:height="0.409cm" svg:x="30.552cm" svg:y="16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883cm" svg:y="16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232cm" svg:y="16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30.439cm" svg:y="16.905cm" svg:viewBox="0 0 3844 519" draw:points="1923,519 0,519 0,0 3844,0 3844,519">
            <text:p/>
          </draw:polygon>
          <draw:path draw:style-name="gr3" draw:text-style-name="P3" draw:layer="layout" svg:width="0.314cm" svg:height="0.417cm" svg:x="30.456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0.806cm" svg:y="16.9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1.155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1.602cm" svg:y="16.9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31.853cm" svg:y="16.9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32.197cm" svg:y="16.9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32.569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938cm" svg:y="16.9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33.293cm" svg:y="16.9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33.62cm" svg:y="17.1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3.968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0.507cm" svg:y="17.67cm" svg:viewBox="0 0 3889 564" draw:points="1945,564 0,564 0,0 3889,0 3889,564">
            <text:p/>
          </draw:polygon>
          <draw:path draw:style-name="gr3" draw:text-style-name="P3" draw:layer="layout" svg:width="0.314cm" svg:height="0.417cm" svg:x="30.524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0.874cm" svg:y="17.723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1.223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1.67cm" svg:y="17.668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31.93cm" svg:y="17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2.354cm" svg:y="18.025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2.692cm" svg:y="18.025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2.935cm" svg:y="18.025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33.406cm" svg:y="17.668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33.733cm" svg:y="17.90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4.081cm" svg:y="17.71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2.307cm" svg:y1="17.684cm" svg:x2="17.354cm" svg:y2="5.657cm" draw:start-shape="id6" draw:start-glue-point="0" draw:end-shape="id2" draw:end-glue-point="3" svg:d="M22307 17684c0-8544-2736-7119-4168-7990s-1562-4037-785-4037" svg:viewBox="0 0 5426 120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2.639cm" svg:y="15.605cm" svg:viewBox="0 0 3844 519" draw:points="1923,519 0,519 0,0 3844,0 3844,519">
            <text:p/>
          </draw:polygon>
          <draw:path draw:style-name="gr3" draw:text-style-name="P3" draw:layer="layout" svg:width="0.314cm" svg:height="0.417cm" svg:x="22.656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006cm" svg:y="15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355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3.802cm" svg:y="15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053cm" svg:y="15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397cm" svg:y="15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4.769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138cm" svg:y="15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5.493cm" svg:y="15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5.82cm" svg:y="15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168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2.639cm" svg:y="16.407cm" svg:viewBox="0 0 3889 564" draw:points="1945,564 0,564 0,0 3889,0 3889,564">
            <text:p/>
          </draw:polygon>
          <draw:path draw:style-name="gr3" draw:text-style-name="P3" draw:layer="layout" svg:width="0.314cm" svg:height="0.417cm" svg:x="22.656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006cm" svg:y="16.4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355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3.802cm" svg:y="16.4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062cm" svg:y="16.4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4.486cm" svg:y="16.7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4.824cm" svg:y="16.7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067cm" svg:y="16.7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5.538cm" svg:y="16.4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5.865cm" svg:y="16.6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213cm" svg:y="16.4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43cm" svg:x1="17.354cm" svg:y1="18.319cm" svg:x2="22.307cm" svg:y2="18.954cm" draw:start-shape="id6" draw:start-glue-point="3" draw:end-shape="id6" draw:end-glue-point="2" svg:d="M17354 18319c-777 0-647 792 785 1306s4168 751 4168-671" svg:viewBox="0 0 5426 170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8.146cm" svg:y="20.183cm" svg:viewBox="0 0 977 598" draw:points="489,598 0,598 0,0 977,0 977,598">
            <text:p/>
          </draw:polygon>
          <draw:path draw:style-name="gr3" draw:text-style-name="P3" draw:layer="layout" svg:width="0.305cm" svg:height="0.409cm" svg:x="18.167cm" svg:y="20.1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498cm" svg:y="20.1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847cm" svg:y="20.4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8.231cm" svg:y="20.985cm" svg:viewBox="0 0 1125 598" draw:points="563,598 0,598 0,0 1125,0 1125,598">
            <text:p/>
          </draw:polygon>
          <draw:path draw:style-name="gr3" draw:text-style-name="P3" draw:layer="layout" svg:width="0.305cm" svg:height="0.409cm" svg:x="18.252cm" svg:y="20.9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3cm" svg:y="20.9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932cm" svg:y="21.2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238cm" svg:y="21.1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8.233cm" svg:y="21.885cm" svg:viewBox="0 0 1271 598" draw:points="635,598 0,598 0,0 1271,0 1271,598">
            <text:p/>
          </draw:polygon>
          <draw:path draw:style-name="gr3" draw:text-style-name="P3" draw:layer="layout" svg:width="0.305cm" svg:height="0.409cm" svg:x="18.254cm" svg:y="21.8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4cm" svg:y="21.8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8.934cm" svg:y="22.1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24cm" svg:y="22.0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86cm" svg:y="22.071cm" svg:viewBox="0 0 95 177" svg:d="M91 32c0 0 4-7 4-13 0-11-11-19-21-19-15 0-19 11-21 15l-51 146c-2 4-2 6-2 6 0 6 15 10 15 10 2 0 4-2 6-6z">
            <text:p/>
          </draw:path>
        </draw:g>
        <draw:custom-shape draw:style-name="gr1" draw:text-style-name="P1" xml:id="id3" draw:id="id3" draw:layer="layout" svg:width="10.756cm" svg:height="1.27cm" svg:x="23.93cm" svg:y="-2.1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= null$§svg§600§TRUE§</svg:desc>
          <draw:polygon draw:style-name="gr2" draw:text-style-name="P2" draw:layer="layout" svg:width="9.653cm" svg:height="0.632cm" svg:x="24.574cm" svg:y="-1.868cm" svg:viewBox="0 0 9654 633" draw:points="4826,633 0,633 0,0 9654,0 9654,633">
            <text:p/>
          </draw:polygon>
          <draw:path draw:style-name="gr3" draw:text-style-name="P3" draw:layer="layout" svg:width="0.478cm" svg:height="0.457cm" svg:x="24.601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5.121cm" svg:y="-1.8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847cm" svg:y="-1.83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6.282cm" svg:y="-1.82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6.82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7.47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7.88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8.15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572cm" svg:y="-1.4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8.91cm" svg:y="-1.4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9.153cm" svg:y="-1.4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788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0.432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812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31.03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31.298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31.815cm" svg:y="-1.8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31.967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32.35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3.04cm" svg:y="-1.663cm" svg:viewBox="0 0 363 304" svg:d="M40 257c-2 11-6 26-6 30 0 11 8 17 19 17 8 0 19-6 25-19 0 0 8-32 11-49l16-61c3-13 7-29 11-44 4-11 8-32 9-34 10-21 46-82 109-82 30 0 36 25 36 48 0 40-32 127-44 156-6 15-6 22-6 30 0 32 23 55 54 55 62 0 89-97 89-102 0-8-8-8-10-8-5 0-5 2-9 13-13 46-36 82-68 82-12 0-16-6-16-21 0-17 6-34 12-47 13-37 40-111 40-149 0-45-29-72-76-72-61 0-93 44-105 59-4-38-30-59-61-59-30 0-43 27-49 38-11 23-21 63-21 65 0 7 6 7 8 7 7 0 7 0 11-15 11-47 25-80 49-80 14 0 21 8 21 31 0 13-2 21-11 57z">
            <text:p/>
          </draw:path>
          <draw:path draw:style-name="gr3" draw:text-style-name="P3" draw:layer="layout" svg:width="0.345cm" svg:height="0.303cm" svg:x="33.439cm" svg:y="-1.6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831cm" svg:y="-1.8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4.044cm" svg:y="-1.83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</draw:g>
        <draw:connector draw:style-name="gr6" draw:text-style-name="P4" draw:layer="layout" draw:type="curve" svg:x1="23.93cm" svg:y1="-1.491cm" svg:x2="22.774cm" svg:y2="5.022cm" draw:start-shape="id3" draw:start-glue-point="3" draw:end-shape="id2" draw:end-glue-point="0" svg:d="M23930-1491c-771 0-1156 2171-1156 6513" svg:viewBox="0 0 1157 6514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339cm" svg:y="0.424cm" svg:viewBox="0 0 3844 519" draw:points="1923,519 0,519 0,0 3844,0 3844,519">
            <text:p/>
          </draw:polygon>
          <draw:path draw:style-name="gr3" draw:text-style-name="P3" draw:layer="layout" svg:width="0.314cm" svg:height="0.417cm" svg:x="23.356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706cm" svg:y="0.47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055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502cm" svg:y="0.42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753cm" svg:y="0.47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097cm" svg:y="0.47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469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838cm" svg:y="0.47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193cm" svg:y="0.42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52cm" svg:y="0.65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68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339cm" svg:y="1.226cm" svg:viewBox="0 0 3889 564" draw:points="1945,564 0,564 0,0 3889,0 3889,564">
            <text:p/>
          </draw:polygon>
          <draw:path draw:style-name="gr3" draw:text-style-name="P3" draw:layer="layout" svg:width="0.314cm" svg:height="0.417cm" svg:x="23.356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706cm" svg:y="1.27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4.055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502cm" svg:y="1.22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762cm" svg:y="1.2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186cm" svg:y="1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524cm" svg:y="1.58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767cm" svg:y="1.58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238cm" svg:y="1.22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565cm" svg:y="1.4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913cm" svg:y="1.273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6" draw:text-style-name="P4" draw:layer="layout" draw:type="curve" draw:line-skew="-0.612cm" svg:x1="29.308cm" svg:y1="-2.126cm" svg:x2="34.686cm" svg:y2="-1.491cm" draw:start-shape="id3" draw:start-glue-point="0" draw:end-shape="id3" draw:end-glue-point="1" svg:d="M29308-2126c0-1695 2948-1412 4487-830s1668 1465 891 1465" svg:viewBox="0 0 5845 19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333cm" svg:y="-6.298cm" svg:viewBox="0 0 977 598" draw:points="489,598 0,598 0,0 977,0 977,598">
            <text:p/>
          </draw:polygon>
          <draw:path draw:style-name="gr3" draw:text-style-name="P3" draw:layer="layout" svg:width="0.305cm" svg:height="0.409cm" svg:x="30.354cm" svg:y="-6.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6.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4cm" svg:y="-5.9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30.332cm" svg:y="-5.496cm" svg:viewBox="0 0 1125 598" draw:points="563,598 0,598 0,0 1125,0 1125,598">
            <text:p/>
          </draw:polygon>
          <draw:path draw:style-name="gr3" draw:text-style-name="P3" draw:layer="layout" svg:width="0.305cm" svg:height="0.409cm" svg:x="30.353cm" svg:y="-5.4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4cm" svg:y="-5.4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3cm" svg:y="-5.1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1.339cm" svg:y="-5.3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30.334cm" svg:y="-4.596cm" svg:viewBox="0 0 1271 598" draw:points="635,598 0,598 0,0 1271,0 1271,598">
            <text:p/>
          </draw:polygon>
          <draw:path draw:style-name="gr3" draw:text-style-name="P3" draw:layer="layout" svg:width="0.305cm" svg:height="0.409cm" svg:x="30.355cm" svg:y="-4.5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4.5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1.035cm" svg:y="-4.2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1.341cm" svg:y="-4.4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1.487cm" svg:y="-4.4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1.819cm" svg:x1="22.774cm" svg:y1="5.022cm" svg:x2="22.308cm" svg:y2="-6.374cm" draw:start-shape="id2" draw:start-glue-point="0" draw:end-shape="id1" svg:d="M22774 5022c0-5817-466-119-466-11396" svg:viewBox="0 0 467 11397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37cm" svg:y="3.492cm" svg:viewBox="0 0 1049 409" draw:points="525,409 0,409 0,0 1049,0 1049,409">
            <text:p/>
          </draw:polygon>
          <draw:path draw:style-name="gr3" draw:text-style-name="P3" draw:layer="layout" svg:width="0.314cm" svg:height="0.417cm" svg:x="21.254cm" svg:y="3.4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98cm" svg:y="3.4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5cm" svg:y="3.4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29.308cm" svg:y1="-2.126cm" svg:x2="27.686cm" svg:y2="-7.009cm" draw:start-shape="id3" draw:start-glue-point="0" draw:end-shape="id1" draw:end-glue-point="1" svg:d="M29308-2126c0-3256-540-4883-1622-4883" svg:viewBox="0 0 1623 4884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7.237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7.254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7.598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7.95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30.438cm" svg:y="15.392cm" svg:viewBox="0 0 1049 409" draw:points="525,409 0,409 0,0 1049,0 1049,409">
            <text:p/>
          </draw:polygon>
          <draw:path draw:style-name="gr3" draw:text-style-name="P3" draw:layer="layout" svg:width="0.314cm" svg:height="0.417cm" svg:x="30.455cm" svg:y="15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799cm" svg:y="15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1.151cm" svg:y="15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7" draw:id="id7" draw:layer="layout" svg:width="10.072cm" svg:height="1.27cm" svg:x="9.14cm" svg:y="26.3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!= null$§svg§600§TRUE§</svg:desc>
          <draw:polygon draw:style-name="gr2" draw:text-style-name="P2" draw:layer="layout" svg:width="9.839cm" svg:height="0.632cm" svg:x="9.235cm" svg:y="26.759cm" svg:viewBox="0 0 9840 633" draw:points="4919,633 0,633 0,0 9840,0 9840,633">
            <text:p/>
          </draw:polygon>
          <draw:path draw:style-name="gr3" draw:text-style-name="P3" draw:layer="layout" svg:width="0.478cm" svg:height="0.457cm" svg:x="9.262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782cm" svg:y="26.805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0.508cm" svg:y="26.789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943cm" svg:y="26.805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1.486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2.13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2.511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2.733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12.997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3.421cm" svg:y="27.154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3.759cm" svg:y="27.15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4.002cm" svg:y="27.154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4.637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5.28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59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5.881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6.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6.478cm" svg:y="26.757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6.632cm" svg:y="26.75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16.854cm" svg:y="26.782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17.204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7.889cm" svg:y="26.964cm" svg:viewBox="0 0 363 304" svg:d="M40 257c-2 11-6 26-6 30 0 11 8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6 7 8 7 7 0 7 0 11-15 11-47 25-80 49-80 14 0 21 8 21 31 0 13-2 21-11 57z">
            <text:p/>
          </draw:path>
          <draw:path draw:style-name="gr3" draw:text-style-name="P3" draw:layer="layout" svg:width="0.345cm" svg:height="0.303cm" svg:x="18.288cm" svg:y="26.964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8.68cm" svg:y="26.797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18.891cm" svg:y="26.797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onnector draw:style-name="gr6" draw:text-style-name="P4" draw:layer="layout" draw:type="curve" svg:x1="22.307cm" svg:y1="18.954cm" svg:x2="19.212cm" svg:y2="27.009cm" draw:start-shape="id6" draw:start-glue-point="2" draw:end-shape="id7" draw:end-glue-point="1" svg:d="M22307 18954c0 5370-1031 8055-3095 8055" svg:viewBox="0 0 3096 8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2.939cm" svg:y="19.582cm" svg:viewBox="0 0 1049 409" draw:points="525,409 0,409 0,0 1049,0 1049,409">
            <text:p/>
          </draw:polygon>
          <draw:path draw:style-name="gr3" draw:text-style-name="P3" draw:layer="layout" svg:width="0.314cm" svg:height="0.417cm" svg:x="22.956cm" svg:y="19.57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3cm" svg:y="19.5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3.652cm" svg:y="19.5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14.176cm" svg:y1="26.374cm" svg:x2="17.354cm" svg:y2="5.657cm" draw:start-shape="id7" draw:start-glue-point="0" draw:end-shape="id2" draw:end-glue-point="3" svg:d="M14176 26374c0-13812 1059-20717 3178-20717" svg:viewBox="0 0 3179 2071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4.54cm" svg:y="23.394cm" svg:viewBox="0 0 3844 519" draw:points="1923,519 0,519 0,0 3844,0 3844,519">
            <text:p/>
          </draw:polygon>
          <draw:path draw:style-name="gr3" draw:text-style-name="P3" draw:layer="layout" svg:width="0.314cm" svg:height="0.417cm" svg:x="14.557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4.907cm" svg:y="23.44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5.256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5.703cm" svg:y="23.39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5.954cm" svg:y="23.44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6.298cm" svg:y="23.44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6.67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7.039cm" svg:y="23.44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7.394cm" svg:y="23.39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7.721cm" svg:y="23.62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069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4.54cm" svg:y="24.196cm" svg:viewBox="0 0 3889 564" draw:points="1945,564 0,564 0,0 3889,0 3889,564">
            <text:p/>
          </draw:polygon>
          <draw:path draw:style-name="gr3" draw:text-style-name="P3" draw:layer="layout" svg:width="0.314cm" svg:height="0.417cm" svg:x="14.557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4.907cm" svg:y="24.24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5.256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5.703cm" svg:y="24.19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5.963cm" svg:y="24.20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6.387cm" svg:y="24.55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6.725cm" svg:y="24.55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6.968cm" svg:y="24.55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7.439cm" svg:y="24.19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7.766cm" svg:y="24.4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114cm" svg:y="24.24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88cm" svg:x1="9.14cm" svg:y1="27.009cm" svg:x2="14.176cm" svg:y2="27.644cm" draw:start-shape="id7" draw:start-glue-point="3" draw:end-shape="id7" draw:end-glue-point="2" svg:d="M9140 27009c-777 0-648 971 805 1619s4231 975 4231-984" svg:viewBox="0 0 5508 2122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3.433cm" svg:y="29.174cm" svg:viewBox="0 0 977 598" draw:points="489,598 0,598 0,0 977,0 977,598">
            <text:p/>
          </draw:polygon>
          <draw:path draw:style-name="gr3" draw:text-style-name="P3" draw:layer="layout" svg:width="0.305cm" svg:height="0.409cm" svg:x="13.454cm" svg:y="29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785cm" svg:y="29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134cm" svg:y="29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3.34cm" svg:y="29.983cm" svg:viewBox="0 0 1049 409" draw:points="525,409 0,409 0,0 1049,0 1049,409">
            <text:p/>
          </draw:polygon>
          <draw:path draw:style-name="gr3" draw:text-style-name="P3" draw:layer="layout" svg:width="0.314cm" svg:height="0.417cm" svg:x="13.357cm" svg:y="29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3.701cm" svg:y="29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4.053cm" svg:y="29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8" draw:id="id8" draw:layer="layout" svg:width="10.072cm" svg:height="1.27cm" svg:x="2.84cm" svg:y="10.484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19§latex§$PMSI = p, P_{new} = p,p'' = null$§svg§600§TRUE§</svg:desc>
          <draw:polygon draw:style-name="gr2" draw:text-style-name="P2" draw:layer="layout" svg:width="9.279cm" svg:height="0.632cm" svg:x="2.935cm" svg:y="10.87cm" svg:viewBox="0 0 9280 633" draw:points="4640,633 0,633 0,0 9280,0 9280,633">
            <text:p/>
          </draw:polygon>
          <draw:path draw:style-name="gr3" draw:text-style-name="P3" draw:layer="layout" svg:width="0.478cm" svg:height="0.457cm" svg:x="2.962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482cm" svg:y="10.91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4.208cm" svg:y="10.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643cm" svg:y="10.916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5.187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5.831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6.245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6.511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33cm" svg:y="11.265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271cm" svg:y="11.26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14cm" svg:y="11.26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49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793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9.207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9.424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9.804cm" svg:y="10.868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9.956cm" svg:y="10.86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345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29cm" svg:y="11.075cm" svg:viewBox="0 0 363 304" svg:d="M40 257c-2 11-6 26-6 30 0 11 10 17 19 17 8 0 19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28cm" svg:y="11.075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82cm" svg:y="10.908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2.033cm" svg:y="10.908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4.176cm" svg:y1="26.374cm" svg:x2="7.876cm" svg:y2="11.754cm" draw:start-shape="id7" draw:start-glue-point="0" draw:end-shape="id8" draw:end-glue-point="2" svg:d="M14176 26374c0-10965-6300-3655-6300-14620" svg:viewBox="0 0 6301 1462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932cm" svg:y="24.475cm" svg:viewBox="0 0 1125 598" draw:points="563,598 0,598 0,0 1125,0 1125,598">
            <text:p/>
          </draw:polygon>
          <draw:path draw:style-name="gr3" draw:text-style-name="P3" draw:layer="layout" svg:width="0.305cm" svg:height="0.409cm" svg:x="11.953cm" svg:y="2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4cm" svg:y="24.4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2.633cm" svg:y="24.7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939cm" svg:y="24.6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934cm" svg:y="25.375cm" svg:viewBox="0 0 1271 598" draw:points="635,598 0,598 0,0 1271,0 1271,598">
            <text:p/>
          </draw:polygon>
          <draw:path draw:style-name="gr3" draw:text-style-name="P3" draw:layer="layout" svg:width="0.305cm" svg:height="0.409cm" svg:x="11.955cm" svg:y="25.3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5cm" svg:y="25.3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2.635cm" svg:y="25.6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941cm" svg:y="25.5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087cm" svg:y="25.561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9" draw:id="id9" draw:layer="layout" svg:width="10.072cm" svg:height="1.27cm" svg:x="-11.66cm" svg:y="1.4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,p'' != null$§svg§600§TRUE§</svg:desc>
          <draw:polygon draw:style-name="gr2" draw:text-style-name="P2" draw:layer="layout" svg:width="9.465cm" svg:height="0.632cm" svg:x="-11.565cm" svg:y="1.871cm" svg:viewBox="0 0 9466 633" draw:points="4733,633 0,633 0,0 9466,0 9466,633">
            <text:p/>
          </draw:polygon>
          <draw:path draw:style-name="gr3" draw:text-style-name="P3" draw:layer="layout" svg:width="0.478cm" svg:height="0.457cm" svg:x="-11.538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1.018cm" svg:y="1.9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0.292cm" svg:y="1.9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9.857cm" svg:y="1.9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9.313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669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8.255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7.989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7.567cm" svg:y="2.2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7.229cm" svg:y="2.2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986cm" svg:y="2.2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6.35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5.707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5.293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5.076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4.696cm" svg:y="1.86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-4.544cm" svg:y="1.8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4.32cm" svg:y="1.8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3.97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3.285cm" svg:y="2.0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886cm" svg:y="2.0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2.496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2.283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7.876cm" svg:y1="10.484cm" svg:x2="-6.624cm" svg:y2="2.754cm" draw:start-shape="id8" draw:start-glue-point="0" draw:end-shape="id9" draw:end-glue-point="2" svg:d="M7876 10484c0-5797-14500-1933-14500-7730" svg:viewBox="0 0 14501 77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8.04cm" svg:y="9.302cm" svg:viewBox="0 0 1049 409" draw:points="525,409 0,409 0,0 1049,0 1049,409">
            <text:p/>
          </draw:polygon>
          <draw:path draw:style-name="gr3" draw:text-style-name="P3" draw:layer="layout" svg:width="0.314cm" svg:height="0.417cm" svg:x="8.057cm" svg:y="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8.401cm" svg:y="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8.753cm" svg:y="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0cm 1.002cm" svg:x1="2.84cm" svg:y1="11.119cm" svg:x2="7.876cm" svg:y2="11.754cm" draw:start-shape="id8" draw:start-glue-point="3" draw:end-shape="id8" draw:end-glue-point="2" svg:d="M2840 11119c-777 0-648 1078 805 1807s4231 1108 4231-1172" svg:viewBox="0 0 5508 237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133cm" svg:y="13.184cm" svg:viewBox="0 0 977 598" draw:points="489,598 0,598 0,0 977,0 977,598">
            <text:p/>
          </draw:polygon>
          <draw:path draw:style-name="gr3" draw:text-style-name="P3" draw:layer="layout" svg:width="0.305cm" svg:height="0.409cm" svg:x="2.154cm" svg:y="13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3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4cm" svg:y="13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.132cm" svg:y="13.986cm" svg:viewBox="0 0 1125 598" draw:points="563,598 0,598 0,0 1125,0 1125,598">
            <text:p/>
          </draw:polygon>
          <draw:path draw:style-name="gr3" draw:text-style-name="P3" draw:layer="layout" svg:width="0.305cm" svg:height="0.409cm" svg:x="2.153cm" svg:y="13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4cm" svg:y="13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3cm" svg:y="14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.139cm" svg:y="14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.134cm" svg:y="14.886cm" svg:viewBox="0 0 1271 598" draw:points="635,598 0,598 0,0 1271,0 1271,598">
            <text:p/>
          </draw:polygon>
          <draw:path draw:style-name="gr3" draw:text-style-name="P3" draw:layer="layout" svg:width="0.305cm" svg:height="0.409cm" svg:x="2.155cm" svg:y="14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4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.835cm" svg:y="15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.141cm" svg:y="15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.287cm" svg:y="15.072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13" draw:id="id13" draw:layer="layout" svg:width="10.072cm" svg:height="1.27cm" svg:x="-13.96cm" svg:y="9.784cm">
          <text:p/>
          <draw:enhanced-geometry svg:viewBox="0 0 21600 21600" draw:type="rectangle" draw:enhanced-path="M 0 0 L 21600 0 21600 21600 0 21600 0 0 Z N"/>
        </draw:custom-shape>
        <draw:g xml:id="id11" draw:id="id11">
          <svg:title>TexMaths</svg:title>
          <svg:desc>19§latex§$PMSI = p, P_{new} = p'',p'' != null$§svg§600§TRUE§</svg:desc>
          <draw:polygon draw:style-name="gr2" draw:text-style-name="P2" draw:layer="layout" svg:width="9.805cm" svg:height="0.632cm" svg:x="-13.865cm" svg:y="10.171cm" svg:viewBox="0 0 9806 633" draw:points="4904,633 0,633 0,0 9806,0 9806,633">
            <text:p/>
          </draw:polygon>
          <draw:path draw:style-name="gr3" draw:text-style-name="P3" draw:layer="layout" svg:width="0.478cm" svg:height="0.457cm" svg:x="-13.838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3.318cm" svg:y="10.2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2.592cm" svg:y="10.2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2.157cm" svg:y="10.2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11.613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10.969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10.555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10.289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9.867cm" svg:y="10.5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9.529cm" svg:y="10.5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9.286cm" svg:y="10.5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8.651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007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7.627cm" svg:y="10.16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-7.475cm" svg:y="10.16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-7.251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7.034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6.656cm" svg:y="10.16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-6.502cm" svg:y="10.1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6.28cm" svg:y="10.1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5.929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5.245cm" svg:y="10.3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4.846cm" svg:y="10.3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4.454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4.243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.935cm" svg:y1="11.185cm" svg:x2="-4.059cm" svg:y2="10.486cm" draw:start-shape="id10" draw:end-shape="id11" draw:end-glue-point="1" svg:d="M2935 11185c-5245 0-1749-699-6994-699" svg:viewBox="0 0 6995 700">
          <text:p/>
        </draw:connector>
        <draw:connector draw:style-name="gr6" draw:text-style-name="P4" draw:layer="layout" draw:type="curve" draw:line-skew="0cm -1.026cm" svg:x1="-11.66cm" svg:y1="2.119cm" svg:x2="-6.624cm" svg:y2="1.484cm" draw:start-shape="id9" draw:start-glue-point="3" draw:end-shape="id9" svg:d="M-11660 2119c-777 0-648-1090 805-1828s4231-1123 4231 1193" svg:viewBox="0 0 5508 239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9.666cm" svg:y="-1.317cm" svg:viewBox="0 0 977 598" draw:points="489,598 0,598 0,0 977,0 977,598">
            <text:p/>
          </draw:polygon>
          <draw:path draw:style-name="gr3" draw:text-style-name="P3" draw:layer="layout" svg:width="0.305cm" svg:height="0.409cm" svg:x="-9.645cm" svg:y="-1.31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314cm" svg:y="-1.31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8.965cm" svg:y="-1.01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custom-shape draw:style-name="gr10" draw:text-style-name="P1" xml:id="id20" draw:id="id20" draw:layer="layout" svg:width="11.532cm" svg:height="1.27cm" svg:x="-6.406cm" svg:y="-6.948cm">
          <text:p/>
          <draw:enhanced-geometry svg:viewBox="0 0 21600 21600" draw:type="rectangle" draw:enhanced-path="M 0 0 L 21600 0 21600 21600 0 21600 0 0 Z N"/>
        </draw:custom-shape>
        <draw:g xml:id="id12" draw:id="id12">
          <svg:title>TexMaths</svg:title>
          <svg:desc>19§latex§$PMSI \notin \left\lbrace p, p', p'' \right\rbrace , P_{new} \notin \left\lbrace p, p', p'' \right\rbrace$§svg§600§TRUE§</svg:desc>
          <draw:polygon draw:style-name="gr11" draw:text-style-name="P5" draw:layer="layout" svg:width="11.103cm" svg:height="0.668cm" svg:x="-6.243cm" svg:y="-6.64cm" svg:viewBox="0 0 11104 669" draw:points="5552,669 0,669 0,0 11104,0 11104,669">
            <text:p/>
          </draw:polygon>
          <draw:path draw:style-name="gr12" draw:text-style-name="P6" draw:layer="layout" svg:width="0.478cm" svg:height="0.457cm" svg:x="-6.216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67cm" svg:height="0.457cm" svg:x="-5.696cm" svg:y="-6.59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12" draw:text-style-name="P6" draw:layer="layout" svg:width="0.396cm" svg:height="0.488cm" svg:x="-4.97cm" svg:y="-6.6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12" draw:text-style-name="P6" draw:layer="layout" svg:width="0.311cm" svg:height="0.457cm" svg:x="-4.535cm" svg:y="-6.594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12" draw:text-style-name="P6" draw:layer="layout" svg:width="0.261cm" svg:height="0.668cm" svg:x="-3.91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-3.972cm" svg:y="-6.49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12" draw:text-style-name="P6" draw:layer="layout" svg:width="0.238cm" svg:height="0.668cm" svg:x="-3.349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-3.08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-2.67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2.454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2.076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079cm" svg:height="0.2cm" svg:x="-1.85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1.63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1.257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119cm" svg:height="0.242cm" svg:x="-1.103cm" svg:y="-6.642cm" svg:viewBox="0 0 120 243" svg:d="M116 42c2-10 4-13 4-15 0-16-14-27-29-27-19 0-24 15-26 23l-63 203c0 2-2 8-2 8 0 6 15 9 19 9s4 0 8-7z">
            <text:p/>
          </draw:path>
          <draw:path draw:style-name="gr12" draw:text-style-name="P6" draw:layer="layout" svg:width="0.238cm" svg:height="0.668cm" svg:x="-0.891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12" draw:text-style-name="P6" draw:layer="layout" svg:width="0.079cm" svg:height="0.2cm" svg:x="-0.43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478cm" svg:height="0.457cm" svg:x="-0.165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286cm" svg:height="0.212cm" svg:x="0.257cm" svg:y="-6.24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12" draw:text-style-name="P6" draw:layer="layout" svg:width="0.2cm" svg:height="0.212cm" svg:x="0.595cm" svg:y="-6.24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12" draw:text-style-name="P6" draw:layer="layout" svg:width="0.343cm" svg:height="0.212cm" svg:x="0.839cm" svg:y="-6.24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12" draw:text-style-name="P6" draw:layer="layout" svg:width="0.261cm" svg:height="0.668cm" svg:x="1.54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1.492cm" svg:y="-6.499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12" draw:text-style-name="P6" draw:layer="layout" svg:width="0.238cm" svg:height="0.668cm" svg:x="2.115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2.38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2.79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3.01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3.388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079cm" svg:height="0.2cm" svg:x="3.611cm" svg:y="-6.21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12" draw:text-style-name="P6" draw:layer="layout" svg:width="0.349cm" svg:height="0.427cm" svg:x="3.829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4.207cm" svg:y="-6.642cm" svg:viewBox="0 0 120 243" svg:d="M116 42c2-10 4-13 4-15 0-16-14-27-29-27-19 0-24 15-26 23l-63 203c0 2-2 8-2 8 0 6 15 9 19 9s4 0 6-7z">
            <text:p/>
          </draw:path>
          <draw:path draw:style-name="gr12" draw:text-style-name="P6" draw:layer="layout" svg:width="0.119cm" svg:height="0.242cm" svg:x="4.361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238cm" svg:height="0.668cm" svg:x="4.574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connector draw:style-name="gr6" draw:text-style-name="P4" draw:layer="layout" draw:type="curve" svg:x1="-11.66cm" svg:y1="2.119cm" svg:x2="-6.243cm" svg:y2="-6.307cm" draw:start-shape="id9" draw:end-shape="id12" draw:end-glue-point="3" svg:d="M-11660 2119c-777 0-3485-8426 5417-8426" svg:viewBox="0 0 6416 842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4.167cm" svg:y="-4.614cm" svg:viewBox="0 0 1125 598" draw:points="563,598 0,598 0,0 1125,0 1125,598">
            <text:p/>
          </draw:polygon>
          <draw:path draw:style-name="gr3" draw:text-style-name="P3" draw:layer="layout" svg:width="0.305cm" svg:height="0.409cm" svg:x="-14.146cm" svg:y="-4.6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5cm" svg:y="-4.6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3.466cm" svg:y="-4.3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3.16cm" svg:y="-4.4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4.165cm" svg:y="-3.714cm" svg:viewBox="0 0 1271 598" draw:points="635,598 0,598 0,0 1271,0 1271,598">
            <text:p/>
          </draw:polygon>
          <draw:path draw:style-name="gr3" draw:text-style-name="P3" draw:layer="layout" svg:width="0.305cm" svg:height="0.409cm" svg:x="-14.144cm" svg:y="-3.7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4cm" svg:y="-3.7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3.464cm" svg:y="-3.4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3.158cm" svg:y="-3.5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3.012cm" svg:y="-3.5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9.659cm" svg:y="-2.008cm" svg:viewBox="0 0 1049 409" draw:points="525,409 0,409 0,0 1049,0 1049,409">
            <text:p/>
          </draw:polygon>
          <draw:path draw:style-name="gr3" draw:text-style-name="P3" draw:layer="layout" svg:width="0.314cm" svg:height="0.417cm" svg:x="-9.642cm" svg:y="-2.0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9.298cm" svg:y="-2.0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8.946cm" svg:y="-2.0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1.66cm" svg:y1="2.119cm" svg:x2="-8.924cm" svg:y2="9.784cm" draw:start-shape="id9" draw:start-glue-point="3" draw:end-shape="id13" draw:end-glue-point="0" svg:d="M-11660 2119c-777 0-648 2075 230 2674s2506-281 2506 4991" svg:viewBox="0 0 3250 7666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13.857cm" svg:y="6.404cm" svg:viewBox="0 0 3844 519" draw:points="1923,519 0,519 0,0 3844,0 3844,519">
            <text:p/>
          </draw:polygon>
          <draw:path draw:style-name="gr3" draw:text-style-name="P3" draw:layer="layout" svg:width="0.314cm" svg:height="0.417cm" svg:x="-13.84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3.49cm" svg:y="6.4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3.141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12.694cm" svg:y="6.4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12.443cm" svg:y="6.4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12.099cm" svg:y="6.4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11.727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1.358cm" svg:y="6.4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11.003cm" svg:y="6.4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10.676cm" svg:y="6.6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28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13.957cm" svg:y="7.206cm" svg:viewBox="0 0 3889 564" draw:points="1945,564 0,564 0,0 3889,0 3889,564">
            <text:p/>
          </draw:polygon>
          <draw:path draw:style-name="gr3" draw:text-style-name="P3" draw:layer="layout" svg:width="0.314cm" svg:height="0.417cm" svg:x="-13.94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3.59cm" svg:y="7.2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3.241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12.794cm" svg:y="7.2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12.534cm" svg:y="7.2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2.11cm" svg:y="7.5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1.772cm" svg:y="7.5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1.529cm" svg:y="7.5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11.058cm" svg:y="7.2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10.731cm" svg:y="7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83cm" svg:y="7.2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224cm" svg:x1="-13.96cm" svg:y1="10.419cm" svg:x2="-8.924cm" svg:y2="11.054cm" draw:start-shape="id13" draw:start-glue-point="3" draw:end-shape="id13" draw:end-glue-point="2" svg:d="M-13960 10419c-777 0-648 1189 805 2001s4231 1247 4231-1366" svg:viewBox="0 0 5508 26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6cm" svg:y="14.184cm" svg:viewBox="0 0 977 598" draw:points="489,598 0,598 0,0 977,0 977,598">
            <text:p/>
          </draw:polygon>
          <draw:path draw:style-name="gr3" draw:text-style-name="P3" draw:layer="layout" svg:width="0.305cm" svg:height="0.409cm" svg:x="-11.645cm" svg:y="14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4cm" svg:y="14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5cm" svg:y="14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659cm" svg:y="13.493cm" svg:viewBox="0 0 1049 409" draw:points="525,409 0,409 0,0 1049,0 1049,409">
            <text:p/>
          </draw:polygon>
          <draw:path draw:style-name="gr3" draw:text-style-name="P3" draw:layer="layout" svg:width="0.314cm" svg:height="0.417cm" svg:x="-11.642cm" svg:y="13.48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298cm" svg:y="13.49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0.946cm" svg:y="13.49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3" draw:text-style-name="P1" xml:id="id14" draw:id="id14" draw:layer="layout" svg:width="12.338cm" svg:height="1.27cm" svg:x="-13.406cm" svg:y="17.352cm">
          <text:p/>
          <draw:enhanced-geometry svg:viewBox="0 0 21600 21600" draw:type="rectangle" draw:enhanced-path="M 0 0 L 21600 0 21600 21600 0 21600 0 0 Z N"/>
        </draw:custom-shape>
        <draw:g xml:id="id18" draw:id="id18">
          <svg:title>TexMaths</svg:title>
          <svg:desc>19§latex§$PMSI \notin \left\lbrace p, p', p'' \right\rbrace , P_{new} = p', p'' =  null$§svg§600§TRUE§</svg:desc>
          <draw:polygon draw:style-name="gr2" draw:text-style-name="P2" draw:layer="layout" svg:width="11.969cm" svg:height="0.668cm" svg:x="-13.243cm" svg:y="17.66cm" svg:viewBox="0 0 11970 669" draw:points="5985,669 0,669 0,0 11970,0 11970,669">
            <text:p/>
          </draw:polygon>
          <draw:path draw:style-name="gr3" draw:text-style-name="P3" draw:layer="layout" svg:width="0.478cm" svg:height="0.457cm" svg:x="-13.216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696cm" svg:y="17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-11.97cm" svg:y="17.69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1.535cm" svg:y="17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-10.917cm" svg:y="17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-10.973cm" svg:y="17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349cm" svg:y="17.66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-10.085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67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45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9.07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854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636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257cm" svg:y="17.658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8.104cm" svg:y="17.658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891cm" svg:y="17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-7.43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7.165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743cm" svg:y="18.055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405cm" svg:y="18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162cm" svg:y="18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5.527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4.883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503cm" svg:y="17.65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-4.28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4.06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68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532cm" svg:y="17.65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446cm" svg:height="0.157cm" svg:x="-3.145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2.459cm" svg:y="17.865cm" svg:viewBox="0 0 363 304" svg:d="M40 257c-2 11-6 26-6 30 0 11 10 17 19 17 8 0 19-6 25-19 0 0 7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06cm" svg:y="17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1.668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-1.457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6" draw:text-style-name="P4" draw:layer="layout" draw:type="curve" svg:x1="-8.924cm" svg:y1="11.054cm" svg:x2="-7.237cm" svg:y2="17.352cm" draw:start-shape="id13" draw:start-glue-point="2" draw:end-shape="id14" draw:end-glue-point="0" svg:d="M-8924 11054c0 4723 1687 1575 1687 6298" svg:viewBox="0 0 1688 6299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7.867cm" svg:y="12.986cm" svg:viewBox="0 0 1125 598" draw:points="563,598 0,598 0,0 1125,0 1125,598">
            <text:p/>
          </draw:polygon>
          <draw:path draw:style-name="gr3" draw:text-style-name="P3" draw:layer="layout" svg:width="0.305cm" svg:height="0.409cm" svg:x="-7.846cm" svg:y="12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5cm" svg:y="12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7.166cm" svg:y="13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6.86cm" svg:y="13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7.865cm" svg:y="13.686cm" svg:viewBox="0 0 1271 598" draw:points="635,598 0,598 0,0 1271,0 1271,598">
            <text:p/>
          </draw:polygon>
          <draw:path draw:style-name="gr3" draw:text-style-name="P3" draw:layer="layout" svg:width="0.305cm" svg:height="0.409cm" svg:x="-7.844cm" svg:y="13.6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4cm" svg:y="13.6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7.164cm" svg:y="13.9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6.858cm" svg:y="13.8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6.712cm" svg:y="13.8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2.057cm" svg:y="9.204cm" svg:viewBox="0 0 3844 519" draw:points="1923,519 0,519 0,0 3844,0 3844,519">
            <text:p/>
          </draw:polygon>
          <draw:path draw:style-name="gr3" draw:text-style-name="P3" draw:layer="layout" svg:width="0.314cm" svg:height="0.417cm" svg:x="-2.04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.69cm" svg:y="9.2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.341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0.894cm" svg:y="9.2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0.643cm" svg:y="9.2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0.299cm" svg:y="9.2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0.073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0.442cm" svg:y="9.2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0.797cm" svg:y="9.2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.124cm" svg:y="9.4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472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2.057cm" svg:y="10.006cm" svg:viewBox="0 0 3889 564" draw:points="1945,564 0,564 0,0 3889,0 3889,564">
            <text:p/>
          </draw:polygon>
          <draw:path draw:style-name="gr3" draw:text-style-name="P3" draw:layer="layout" svg:width="0.314cm" svg:height="0.417cm" svg:x="-2.04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.69cm" svg:y="10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.341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0.894cm" svg:y="10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0.634cm" svg:y="10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0.21cm" svg:y="10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0.128cm" svg:y="10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0.371cm" svg:y="10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0.842cm" svg:y="10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.169cm" svg:y="10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517cm" svg:y="10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152cm" svg:x1="-13.406cm" svg:y1="17.987cm" svg:x2="-7.237cm" svg:y2="18.622cm" draw:start-shape="id14" draw:start-glue-point="3" draw:end-shape="id14" draw:end-glue-point="2" svg:d="M-13406 17987c-777 0-647 1153 1089 1938s5080 1202 5080-1303" svg:viewBox="0 0 6625 2544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0.266cm" svg:y="20.873cm" svg:viewBox="0 0 977 598" draw:points="489,598 0,598 0,0 977,0 977,598">
            <text:p/>
          </draw:polygon>
          <draw:path draw:style-name="gr3" draw:text-style-name="P3" draw:layer="layout" svg:width="0.305cm" svg:height="0.409cm" svg:x="-10.245cm" svg:y="20.8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0.8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5cm" svg:y="21.1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0.267cm" svg:y="21.675cm" svg:viewBox="0 0 1125 598" draw:points="563,598 0,598 0,0 1125,0 1125,598">
            <text:p/>
          </draw:polygon>
          <draw:path draw:style-name="gr3" draw:text-style-name="P3" draw:layer="layout" svg:width="0.305cm" svg:height="0.409cm" svg:x="-10.246cm" svg:y="21.6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5cm" svg:y="21.6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6cm" svg:y="21.9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9.26cm" svg:y="21.8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0.265cm" svg:y="22.575cm" svg:viewBox="0 0 1271 598" draw:points="635,598 0,598 0,0 1271,0 1271,598">
            <text:p/>
          </draw:polygon>
          <draw:path draw:style-name="gr3" draw:text-style-name="P3" draw:layer="layout" svg:width="0.305cm" svg:height="0.409cm" svg:x="-10.244cm" svg:y="22.5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2.5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9.564cm" svg:y="22.8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9.258cm" svg:y="22.7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9.112cm" svg:y="22.761cm" svg:viewBox="0 0 95 177" svg:d="M91 32c0 0 4-7 4-13 0-11-11-19-21-19-15 0-19 11-21 15l-51 146c-2 4-2 6-2 6 0 6 15 10 15 10 2 0 4-2 6-6z">
            <text:p/>
          </draw:path>
        </draw:g>
        <draw:custom-shape draw:style-name="gr13" draw:text-style-name="P1" xml:id="id15" draw:id="id15" draw:layer="layout" svg:width="12.338cm" svg:height="1.27cm" svg:x="-3.406cm" svg:y="23.042cm">
          <text:p/>
          <draw:enhanced-geometry svg:viewBox="0 0 21600 21600" draw:type="rectangle" draw:enhanced-path="M 0 0 L 21600 0 21600 21600 0 21600 0 0 Z N"/>
        </draw:custom-shape>
        <draw:g xml:id="id17" draw:id="id17">
          <svg:title>TexMaths</svg:title>
          <svg:desc>19§latex§$PMSI \notin \left\lbrace p, p', p'' \right\rbrace , P_{new} = p', p'' !=  null$§svg§600§TRUE§</svg:desc>
          <draw:polygon draw:style-name="gr2" draw:text-style-name="P2" draw:layer="layout" svg:width="12.153cm" svg:height="0.668cm" svg:x="-3.243cm" svg:y="23.351cm" svg:viewBox="0 0 12154 669" draw:points="6078,669 0,669 0,0 12154,0 12154,669">
            <text:p/>
          </draw:polygon>
          <draw:path draw:style-name="gr3" draw:text-style-name="P3" draw:layer="layout" svg:width="0.478cm" svg:height="0.457cm" svg:x="-3.216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2.696cm" svg:y="23.3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.97cm" svg:y="23.3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.535cm" svg:y="23.3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0.917cm" svg:y="23.3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0.973cm" svg:y="23.4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0.349cm" svg:y="23.3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0.085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0.32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0.54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0.92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.146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.364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.742cm" svg:y="23.3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1.896cm" svg:y="23.3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2.109cm" svg:y="23.3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.56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.835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257cm" svg:y="23.7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595cm" svg:y="23.7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.838cm" svg:y="23.7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4.473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5.117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97cm" svg:y="23.3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5.71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93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31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6.468cm" svg:y="23.34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1cm" svg:height="0.48cm" svg:x="6.69cm" svg:y="23.3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7.041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7.725cm" svg:y="23.556cm" svg:viewBox="0 0 365 304" svg:d="M40 257c-2 11-6 26-6 30 0 11 10 17 19 17 8 0 21-6 25-19 0 0 9-32 13-49l13-61c6-13 10-29 12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8.124cm" svg:y="23.5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8.516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8.727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1.068cm" svg:y1="17.987cm" svg:x2="2.763cm" svg:y2="23.042cm" draw:start-shape="id14" draw:start-glue-point="1" draw:end-shape="id15" draw:end-glue-point="0" svg:d="M-1068 17987c2554 0 3831 1685 3831 5055" svg:viewBox="0 0 3832 5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-0.66cm" svg:y="17.383cm" svg:viewBox="0 0 1049 409" draw:points="525,409 0,409 0,0 1049,0 1049,409">
            <text:p/>
          </draw:polygon>
          <draw:path draw:style-name="gr3" draw:text-style-name="P3" draw:layer="layout" svg:width="0.314cm" svg:height="0.417cm" svg:x="-0.643cm" svg:y="17.3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299cm" svg:y="17.3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0.053cm" svg:y="17.3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4" draw:text-style-name="P1" xml:id="id16" draw:id="id16" draw:layer="layout" svg:width="12.682cm" svg:height="1.27cm" svg:x="-13.106cm" svg:y="26.8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'', p'' !=  null$§svg§600§TRUE§</svg:desc>
          <draw:polygon draw:style-name="gr2" draw:text-style-name="P2" draw:layer="layout" svg:width="12.307cm" svg:height="0.668cm" svg:x="-12.943cm" svg:y="27.151cm" svg:viewBox="0 0 12308 669" draw:points="6154,669 0,669 0,0 12308,0 12308,669">
            <text:p/>
          </draw:polygon>
          <draw:path draw:style-name="gr3" draw:text-style-name="P3" draw:layer="layout" svg:width="0.478cm" svg:height="0.457cm" svg:x="-12.916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396cm" svg:y="27.1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1.67cm" svg:y="27.1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1.235cm" svg:y="27.1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10.617cm" svg:y="27.1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10.673cm" svg:y="27.2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049cm" svg:y="27.1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9.785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37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154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776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554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336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7.957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7.804cm" svg:y="27.1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591cm" svg:y="27.1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-7.13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6.865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443cm" svg:y="27.5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105cm" svg:y="27.5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862cm" svg:y="27.5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-5.227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-4.583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203cm" svg:y="27.1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-4.051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3.827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3.61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232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078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-2.856cm" svg:y="27.1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-2.505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-1.821cm" svg:y="27.356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-1.422cm" svg:y="27.3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-1.03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-0.819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7.237cm" svg:y1="18.622cm" svg:x2="-6.765cm" svg:y2="26.842cm" draw:start-shape="id14" draw:start-glue-point="2" draw:end-shape="id16" svg:d="M-7237 18622c0 6165 472 2055 472 8220" svg:viewBox="0 0 473 8221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6.856cm" svg:y="19.395cm" svg:viewBox="0 0 3844 519" draw:points="1923,519 0,519 0,0 3844,0 3844,519">
            <text:p/>
          </draw:polygon>
          <draw:path draw:style-name="gr12" draw:text-style-name="P6" draw:layer="layout" svg:width="0.314cm" svg:height="0.417cm" svg:x="-6.839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6.489cm" svg:y="19.4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6.14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5.693cm" svg:y="19.3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5.442cm" svg:y="19.4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5.098cm" svg:y="19.4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4.726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4.357cm" svg:y="19.4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4.002cm" svg:y="19.3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3.675cm" svg:y="19.6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3.327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6.856cm" svg:y="20.197cm" svg:viewBox="0 0 3889 564" draw:points="1945,564 0,564 0,0 3889,0 3889,564">
            <text:p/>
          </draw:polygon>
          <draw:path draw:style-name="gr3" draw:text-style-name="P3" draw:layer="layout" svg:width="0.314cm" svg:height="0.417cm" svg:x="-6.839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6.489cm" svg:y="20.2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14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5.693cm" svg:y="20.1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5.433cm" svg:y="20.2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009cm" svg:y="20.5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4.671cm" svg:y="20.5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4.428cm" svg:y="20.5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3.957cm" svg:y="20.1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3.63cm" svg:y="20.4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282cm" svg:y="20.2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.763cm" svg:y1="24.312cm" svg:x2="-0.424cm" svg:y2="27.477cm" draw:start-shape="id15" draw:start-glue-point="2" draw:end-shape="id16" draw:end-glue-point="1" svg:d="M2763 24312c0 2110-1062 3165-3187 3165" svg:viewBox="0 0 3188 3166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3.045cm" svg:y="24.795cm" svg:viewBox="0 0 3844 519" draw:points="1923,519 0,519 0,0 3844,0 3844,519">
            <text:p/>
          </draw:polygon>
          <draw:path draw:style-name="gr12" draw:text-style-name="P6" draw:layer="layout" svg:width="0.314cm" svg:height="0.417cm" svg:x="3.062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3.412cm" svg:y="24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3.761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4.208cm" svg:y="24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4.459cm" svg:y="24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4.803cm" svg:y="24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5.175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5.544cm" svg:y="24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5.899cm" svg:y="24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6.226cm" svg:y="25.0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6.574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.045cm" svg:y="25.597cm" svg:viewBox="0 0 3889 564" draw:points="1945,564 0,564 0,0 3889,0 3889,564">
            <text:p/>
          </draw:polygon>
          <draw:path draw:style-name="gr3" draw:text-style-name="P3" draw:layer="layout" svg:width="0.314cm" svg:height="0.417cm" svg:x="3.062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412cm" svg:y="25.6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761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4.208cm" svg:y="25.5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468cm" svg:y="25.6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892cm" svg:y="25.9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23cm" svg:y="25.9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473cm" svg:y="25.9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944cm" svg:y="25.5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6.271cm" svg:y="25.8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619cm" svg:y="25.6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-0.346cm" svg:x1="-3.243cm" svg:y1="23.684cm" svg:x2="2.763cm" svg:y2="23.042cm" draw:start-shape="id17" draw:start-glue-point="3" draw:end-shape="id15" draw:end-glue-point="0" svg:d="M-3243 23684c-1021 0-852-753 905-1238s5101-700 5101 596" svg:viewBox="0 0 6635 161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.068cm" svg:y="20.474cm" svg:viewBox="0 0 977 598" draw:points="489,598 0,598 0,0 977,0 977,598">
            <text:p/>
          </draw:polygon>
          <draw:path draw:style-name="gr3" draw:text-style-name="P3" draw:layer="layout" svg:width="0.305cm" svg:height="0.409cm" svg:x="-1.047cm" svg:y="20.4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0.716cm" svg:y="20.4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0.367cm" svg:y="20.7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.161cm" svg:y="21.283cm" svg:viewBox="0 0 1049 409" draw:points="525,409 0,409 0,0 1049,0 1049,409">
            <text:p/>
          </draw:polygon>
          <draw:path draw:style-name="gr3" draw:text-style-name="P3" draw:layer="layout" svg:width="0.314cm" svg:height="0.417cm" svg:x="-1.144cm" svg:y="21.2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8cm" svg:y="21.2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0.448cm" svg:y="21.2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3.106cm" svg:y1="27.477cm" svg:x2="-13.243cm" svg:y2="17.993cm" draw:start-shape="id16" draw:start-glue-point="3" draw:end-shape="id18" draw:end-glue-point="3" svg:d="M-13106 27477c-955 0-887-9484-137-9484" svg:viewBox="0 0 709 94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3.366cm" svg:y="24.785cm" svg:viewBox="0 0 1125 598" draw:points="563,598 0,598 0,0 1125,0 1125,598">
            <text:p/>
          </draw:polygon>
          <draw:path draw:style-name="gr3" draw:text-style-name="P3" draw:layer="layout" svg:width="0.305cm" svg:height="0.409cm" svg:x="-13.345cm" svg:y="24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4cm" svg:y="24.7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2.665cm" svg:y="25.0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2.359cm" svg:y="24.9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3.364cm" svg:y="25.685cm" svg:viewBox="0 0 1271 598" draw:points="635,598 0,598 0,0 1271,0 1271,598">
            <text:p/>
          </draw:polygon>
          <draw:path draw:style-name="gr3" draw:text-style-name="P3" draw:layer="layout" svg:width="0.305cm" svg:height="0.409cm" svg:x="-13.343cm" svg:y="25.6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3cm" svg:y="25.6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2.663cm" svg:y="25.9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2.357cm" svg:y="25.8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2.211cm" svg:y="25.871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0cm 0.526cm" svg:x1="-13.106cm" svg:y1="27.477cm" svg:x2="-6.765cm" svg:y2="28.112cm" draw:start-shape="id16" draw:start-glue-point="3" draw:end-shape="id16" draw:end-glue-point="2" svg:d="M-13106 27477c-777 0-647 840 1132 1390s5209 811 5209-755" svg:viewBox="0 0 6794 18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8cm" svg:y="29.874cm" svg:viewBox="0 0 977 598" draw:points="489,598 0,598 0,0 977,0 977,598">
            <text:p/>
          </draw:polygon>
          <draw:path draw:style-name="gr3" draw:text-style-name="P3" draw:layer="layout" svg:width="0.305cm" svg:height="0.409cm" svg:x="-11.647cm" svg:y="29.8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6cm" svg:y="29.8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7cm" svg:y="30.1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761cm" svg:y="30.683cm" svg:viewBox="0 0 1049 409" draw:points="525,409 0,409 0,0 1049,0 1049,409">
            <text:p/>
          </draw:polygon>
          <draw:path draw:style-name="gr3" draw:text-style-name="P3" draw:layer="layout" svg:width="0.314cm" svg:height="0.417cm" svg:x="-11.744cm" svg:y="30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4cm" svg:y="30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1.048cm" svg:y="30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3.755cm" svg:y="28.595cm" svg:viewBox="0 0 3844 519" draw:points="1923,519 0,519 0,0 3844,0 3844,519">
            <text:p/>
          </draw:polygon>
          <draw:path draw:style-name="gr12" draw:text-style-name="P6" draw:layer="layout" svg:width="0.314cm" svg:height="0.417cm" svg:x="-3.738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3.388cm" svg:y="28.6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3.039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2.592cm" svg:y="28.5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2.341cm" svg:y="28.6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1.997cm" svg:y="28.6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1.625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1.256cm" svg:y="28.6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0.901cm" svg:y="28.5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0.574cm" svg:y="28.8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0.226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3.755cm" svg:y="29.397cm" svg:viewBox="0 0 3889 564" draw:points="1945,564 0,564 0,0 3889,0 3889,564">
            <text:p/>
          </draw:polygon>
          <draw:path draw:style-name="gr3" draw:text-style-name="P3" draw:layer="layout" svg:width="0.314cm" svg:height="0.417cm" svg:x="-3.738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3.388cm" svg:y="29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3.039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2.592cm" svg:y="29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2.332cm" svg:y="29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908cm" svg:y="29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.57cm" svg:y="29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.327cm" svg:y="29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0.856cm" svg:y="29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0.529cm" svg:y="29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0.181cm" svg:y="29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.222cm 0.304cm" svg:x1="6.497cm" svg:y1="2.622cm" svg:x2="12.7cm" svg:y2="1.987cm" draw:start-shape="id4" draw:start-glue-point="2" draw:end-shape="id4" draw:end-glue-point="1" svg:d="M6497 2622c0 1110 3513 925 5372 489s2064-1124 831-1124" svg:viewBox="0 0 6981 146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2.7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2.7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2.7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3.0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3.5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3.5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3.5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3.8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3.7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4.4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4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4.4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4.7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4.6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4.67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19" draw:id="id19" draw:layer="layout" svg:width="12.406cm" svg:height="1.27cm" svg:x="-5.506cm" svg:y="-2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!= null$§svg§600§TRUE§</svg:desc>
          <draw:polygon draw:style-name="gr2" draw:text-style-name="P2" draw:layer="layout" svg:width="11.967cm" svg:height="0.668cm" svg:x="-5.242cm" svg:y="-2.539cm" svg:viewBox="0 0 11968 669" draw:points="5983,669 0,669 0,0 11968,0 11968,669">
            <text:p/>
          </draw:polygon>
          <draw:path draw:style-name="gr3" draw:text-style-name="P3" draw:layer="layout" svg:width="0.478cm" svg:height="0.457cm" svg:x="-5.215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4.695cm" svg:y="-2.493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3.969cm" svg:y="-2.509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3.534cm" svg:y="-2.493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2.916cm" svg:y="-2.539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2.972cm" svg:y="-2.39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2.348cm" svg:y="-2.539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2.084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1.6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1.453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1.075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0.853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0.635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0.256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0.103cm" svg:y="-2.54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0.11cm" svg:y="-2.539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0.5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0.836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.258cm" svg:y="-2.14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.596cm" svg:y="-2.14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.839cm" svg:y="-2.144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.474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3.118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3.532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3.749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129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4.281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4.505cm" svg:y="-2.516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4.855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5.539cm" svg:y="-2.334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5.939cm" svg:y="-2.334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6.329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6.542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6.497cm" svg:y1="1.352cm" svg:x2="0.697cm" svg:y2="-1.578cm" draw:start-shape="id4" draw:start-glue-point="0" draw:end-shape="id19" svg:d="M6497 1352c0-2196-5800-731-5800-2930" svg:viewBox="0 0 5801 2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4.441cm" svg:y="-0.808cm" svg:viewBox="0 0 1049 409" draw:points="525,409 0,409 0,0 1049,0 1049,409">
            <text:p/>
          </draw:polygon>
          <draw:path draw:style-name="gr3" draw:text-style-name="P3" draw:layer="layout" svg:width="0.314cm" svg:height="0.417cm" svg:x="4.458cm" svg:y="-0.8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4.802cm" svg:y="-0.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5.154cm" svg:y="-0.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8.641cm" svg:y="-0.496cm" svg:viewBox="0 0 3844 519" draw:points="1923,519 0,519 0,0 3844,0 3844,519">
            <text:p/>
          </draw:polygon>
          <draw:path draw:style-name="gr12" draw:text-style-name="P6" draw:layer="layout" svg:width="0.314cm" svg:height="0.417cm" svg:x="8.658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9.008cm" svg:y="-0.4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9.357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9.804cm" svg:y="-0.4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10.055cm" svg:y="-0.4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10.399cm" svg:y="-0.4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10.771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11.14cm" svg:y="-0.4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11.495cm" svg:y="-0.4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1.822cm" svg:y="-0.2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2.17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8.641cm" svg:y="0.306cm" svg:viewBox="0 0 3889 564" draw:points="1945,564 0,564 0,0 3889,0 3889,564">
            <text:p/>
          </draw:polygon>
          <draw:path draw:style-name="gr3" draw:text-style-name="P3" draw:layer="layout" svg:width="0.314cm" svg:height="0.417cm" svg:x="8.658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9.008cm" svg:y="0.3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9.357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9.804cm" svg:y="0.3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0.064cm" svg:y="0.3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0.488cm" svg:y="0.6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0.826cm" svg:y="0.6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1.069cm" svg:y="0.6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1.54cm" svg:y="0.3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1.867cm" svg:y="0.5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2.215cm" svg:y="0.3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0.697cm" svg:y1="-2.848cm" svg:x2="-0.64cm" svg:y2="-5.678cm" draw:start-shape="id19" draw:start-glue-point="0" draw:end-shape="id20" svg:d="M697-2848c0-2121-1337-706-1337-2830" svg:viewBox="0 0 1338 28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2.166cm" svg:y="-4.914cm" svg:viewBox="0 0 1125 598" draw:points="563,598 0,598 0,0 1125,0 1125,598">
            <text:p/>
          </draw:polygon>
          <draw:path draw:style-name="gr3" draw:text-style-name="P3" draw:layer="layout" svg:width="0.305cm" svg:height="0.409cm" svg:x="-2.145cm" svg:y="-4.9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4cm" svg:y="-4.9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.465cm" svg:y="-4.6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.159cm" svg:y="-4.7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2.164cm" svg:y="-4.014cm" svg:viewBox="0 0 1271 598" draw:points="635,598 0,598 0,0 1271,0 1271,598">
            <text:p/>
          </draw:polygon>
          <draw:path draw:style-name="gr3" draw:text-style-name="P3" draw:layer="layout" svg:width="0.305cm" svg:height="0.409cm" svg:x="-2.143cm" svg:y="-4.0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3cm" svg:y="-4.0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.463cm" svg:y="-3.7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.157cm" svg:y="-3.8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.011cm" svg:y="-3.8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7.042cm" svg:y="-5.396cm" svg:viewBox="0 0 3844 519" draw:points="1923,519 0,519 0,0 3844,0 3844,519">
            <text:p/>
          </draw:polygon>
          <draw:path draw:style-name="gr12" draw:text-style-name="P6" draw:layer="layout" svg:width="0.314cm" svg:height="0.417cm" svg:x="7.059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7.409cm" svg:y="-5.3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7.758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8.205cm" svg:y="-5.3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8.456cm" svg:y="-5.3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8.8cm" svg:y="-5.3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9.172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9.541cm" svg:y="-5.3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9.896cm" svg:y="-5.3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0.223cm" svg:y="-5.1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0.571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7.042cm" svg:y="-4.594cm" svg:viewBox="0 0 3889 564" draw:points="1945,564 0,564 0,0 3889,0 3889,564">
            <text:p/>
          </draw:polygon>
          <draw:path draw:style-name="gr3" draw:text-style-name="P3" draw:layer="layout" svg:width="0.314cm" svg:height="0.417cm" svg:x="7.059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7.409cm" svg:y="-4.54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7.758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8.205cm" svg:y="-4.59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8.465cm" svg:y="-4.58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889cm" svg:y="-4.23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27cm" svg:y="-4.23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9.47cm" svg:y="-4.23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9.941cm" svg:y="-4.59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0.268cm" svg:y="-4.3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0.616cm" svg:y="-4.54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7cm" svg:x1="0.697cm" svg:y1="-2.848cm" svg:x2="6.9cm" svg:y2="-2.213cm" draw:start-shape="id19" draw:start-glue-point="0" draw:end-shape="id19" draw:end-glue-point="1" svg:d="M697-2848c0-777 3746-648 5780-295s2355 930 423 930" svg:viewBox="0 0 7493 120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834cm" svg:y="-4.216cm" svg:viewBox="0 0 977 598" draw:points="489,598 0,598 0,0 977,0 977,598">
            <text:p/>
          </draw:polygon>
          <draw:path draw:style-name="gr3" draw:text-style-name="P3" draw:layer="layout" svg:width="0.305cm" svg:height="0.409cm" svg:x="2.855cm" svg:y="-4.2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186cm" svg:y="-4.2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535cm" svg:y="-3.9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41cm" svg:y="-4.907cm" svg:viewBox="0 0 1049 409" draw:points="525,409 0,409 0,0 1049,0 1049,409">
            <text:p/>
          </draw:polygon>
          <draw:path draw:style-name="gr3" draw:text-style-name="P3" draw:layer="layout" svg:width="0.314cm" svg:height="0.417cm" svg:x="2.858cm" svg:y="-4.9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02cm" svg:y="-4.9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4cm" svg:y="-4.9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path draw:style-name="gr15" draw:text-style-name="P4" draw:layer="layout" svg:width="27.841cm" svg:height="42.169cm" draw:transform="rotate (-0.304036355697412) translate (-13.8160463194404cm -15.9994373034792cm)" svg:viewBox="0 0 27842 42170" svg:d="M23893 6952c3151 0 3949-4243 3949-4243l-3246-2709-22857 6905-1739 2942 10674 32323 3019-900">
          <text:p/>
        </draw:path>
        <draw:path draw:style-name="gr16" draw:text-style-name="P4" draw:layer="layout" svg:width="44.2cm" svg:height="32.345cm" draw:transform="rotate (1.31353479505093) translate (-27.1011181750351cm 25.928868694033cm)" svg:viewBox="0 0 44201 32346" svg:d="M33483 32346c4990 1 5171-309 5171-309l5547-4874-6592-25055-2482-1449-1487-659-33640 9901 2064 4027">
          <text:p/>
        </draw:path>
        <draw:path draw:style-name="gr17" draw:text-style-name="P4" draw:layer="layout" svg:width="34.003cm" svg:height="40.394cm" draw:transform="rotate (-0.722740843250852) translate (19.9536703297689cm -2.18372166352217cm)" svg:viewBox="0 0 34004 40395" svg:d="M0 40395c892 0 4713-661 4713-661l29291-25156-11502-14578-2355 1738-51-57">
          <text:p/>
        </draw:path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5.633cm" svg:y="20.687cm" svg:viewBox="0 0 1125 598" draw:points="563,598 0,598 0,0 1125,0 1125,598">
            <text:p/>
          </draw:polygon>
          <draw:path draw:style-name="gr3" draw:text-style-name="P3" draw:layer="layout" svg:width="0.305cm" svg:height="0.409cm" svg:x="5.654cm" svg:y="20.6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5cm" svg:y="20.685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6.334cm" svg:y="20.9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6.64cm" svg:y="20.873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5.635cm" svg:y="21.587cm" svg:viewBox="0 0 1271 598" draw:points="635,598 0,598 0,0 1271,0 1271,598">
            <text:p/>
          </draw:polygon>
          <draw:path draw:style-name="gr3" draw:text-style-name="P3" draw:layer="layout" svg:width="0.305cm" svg:height="0.409cm" svg:x="5.656cm" svg:y="21.5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6cm" svg:y="21.58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6.336cm" svg:y="21.88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6.642cm" svg:y="21.77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6.788cm" svg:y="21.773cm" svg:viewBox="0 0 95 177" svg:d="M91 32c0 0 4-7 4-13 0-11-11-19-21-19-15 0-19 11-21 15l-51 146c-2 4-2 6-2 6 0 6 15 10 15 10 2 0 4-2 6-6z">
            <text:p/>
          </draw:path>
        </draw:g>
        <draw:path draw:style-name="gr16" draw:text-style-name="P4" draw:layer="layout" svg:width="4.951cm" svg:height="30.228cm" draw:transform="rotate (1.4774212118132) translate (-6.65691714784424cm 10.1355007195948cm)" svg:viewBox="0 0 4952 30229" svg:d="M353 0c2939 0 2686 24 2686 24l308 3287 253-23 23 252-229 277 292 5840 95 1012 300 482 24 253-206 529c0 0 371 9405 624 9381 252-24 300 482 300 482l-206 530c0 0-229 276-253 23-23-253 71 759 71 759l230-277 287 347-216 412-246 105-1604 4660-2711 1020-175 854">
          <text:p/>
        </draw:path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7.556cm" svg:y="7.705cm" svg:viewBox="0 0 3844 519" draw:points="1923,519 0,519 0,0 3844,0 3844,519">
            <text:p/>
          </draw:polygon>
          <draw:path draw:style-name="gr3" draw:text-style-name="P3" draw:layer="layout" svg:width="0.314cm" svg:height="0.417cm" svg:x="-7.539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7.189cm" svg:y="7.7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6.84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6.393cm" svg:y="7.7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6.142cm" svg:y="7.7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5.798cm" svg:y="7.7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5.426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5.057cm" svg:y="7.7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4.702cm" svg:y="7.7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4.375cm" svg:y="7.9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4.027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7.556cm" svg:y="8.507cm" svg:viewBox="0 0 3889 564" draw:points="1945,564 0,564 0,0 3889,0 3889,564">
            <text:p/>
          </draw:polygon>
          <draw:path draw:style-name="gr3" draw:text-style-name="P3" draw:layer="layout" svg:width="0.314cm" svg:height="0.417cm" svg:x="-7.539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7.189cm" svg:y="8.5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84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6.393cm" svg:y="8.5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6.133cm" svg:y="8.5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709cm" svg:y="8.8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5.371cm" svg:y="8.8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128cm" svg:y="8.8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4.657cm" svg:y="8.5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4.33cm" svg:y="8.7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982cm" svg:y="8.5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path draw:style-name="gr15" draw:text-style-name="P4" draw:layer="layout" svg:width="24.384cm" svg:height="8.754cm" draw:transform="rotate (1.53344628080222) translate (-3.66901190499284cm 22.7150719644547cm)" svg:viewBox="0 0 24385 8755" svg:d="M0 8755c6791 1 6781-253 6781-253 0 0-40-7878-30-7624 9 253 5076-190 5076-190l419-524 342 495 3798-396 245-263 526 489 2342 1437 4886 72">
          <text:p/>
        </draw:path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7-20T10:39:02.754449831</dc:date>
    <meta:editing-duration>PT59M2S</meta:editing-duration>
    <meta:editing-cycles>8</meta:editing-cycles>
    <meta:generator>LibreOffice/5.1.6.2$Linux_X86_64 LibreOffice_project/10m0$Build-2</meta:generator>
    <meta:document-statistic meta:object-count="1215"/>
  </office:meta>
</office:document-meta>
</file>